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3055in"/>
    </style:style>
    <style:style style:name="co2" style:family="table-column">
      <style:table-column-properties fo:break-before="auto" style:column-width="1.3945in"/>
    </style:style>
    <style:style style:name="co3" style:family="table-column">
      <style:table-column-properties fo:break-before="auto" style:column-width="0.8339in"/>
    </style:style>
    <style:style style:name="co4" style:family="table-column">
      <style:table-column-properties fo:break-before="auto" style:column-width="0.6118in"/>
    </style:style>
    <style:style style:name="co5" style:family="table-column">
      <style:table-column-properties fo:break-before="auto" style:column-width="0.9634in"/>
    </style:style>
    <style:style style:name="co6" style:family="table-column">
      <style:table-column-properties fo:break-before="auto" style:column-width="1.1035in"/>
    </style:style>
    <style:style style:name="co7" style:family="table-column">
      <style:table-column-properties fo:break-before="auto" style:column-width="0.9327in"/>
    </style:style>
    <style:style style:name="co8" style:family="table-column">
      <style:table-column-properties fo:break-before="auto" style:column-width="1.0736in"/>
    </style:style>
    <style:style style:name="co9" style:family="table-column">
      <style:table-column-properties fo:break-before="auto" style:column-width="1.1535in"/>
    </style:style>
    <style:style style:name="co10" style:family="table-column">
      <style:table-column-properties fo:break-before="auto" style:column-width="1.1807in"/>
    </style:style>
    <style:style style:name="co11" style:family="table-column">
      <style:table-column-properties fo:break-before="auto" style:column-width="1.111in"/>
    </style:style>
    <style:style style:name="co12" style:family="table-column">
      <style:table-column-properties fo:break-before="auto" style:column-width="1.347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1846in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43"/>
    <style:style style:name="ce2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61">
      <style:table-cell-properties style:rotation-align="none"/>
    </style:style>
    <style:style style:name="ce7" style:family="table-cell" style:parent-style-name="Default" style:data-style-name="N0">
      <style:table-cell-properties style:rotation-align="none"/>
    </style:style>
    <style:style style:name="ce8" style:family="table-cell" style:parent-style-name="Default" style:data-style-name="N2">
      <style:table-cell-properties style:rotation-align="non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8" table:default-cell-style-name="ce3"/>
        <table:table-column table:style-name="co3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10" table:default-cell-style-name="ce3"/>
        <table:table-row table:style-name="ro1">
          <table:table-cell table:style-name="Default" office:value-type="string" calcext:value-type="string">
            <text:p>For a different point cloud:</text:p>
          </table:table-cell>
          <table:table-cell table:style-name="Default" table:number-columns-repeated="9"/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1: Fill-in the minX,maxX,minY,maxY and the #Points</text:p>
          </table:table-cell>
          <table:table-cell table:style-name="Default" table:number-columns-repeated="9"/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office:value-type="string" calcext:value-type="string">
            <text:p>2: Loot at the Deep Spacing that is required, this is the spacing that the points should have at the deepest octree level</text:p>
          </table:table-cell>
          <table:table-cell table:style-name="Default" table:number-columns-repeated="9"/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office:value-type="string" calcext:value-type="string">
            <text:p>3: Try different spacings at level 0 (root) until you get one that makes points/node &lt; 100000 and spacing at deepest level &lt; Deep Spacing</text:p>
          </table:table-cell>
          <table:table-cell table:style-name="Default" table:number-columns-repeated="8"/>
          <table:table-cell table:style-name="ce6"/>
          <table:table-cell/>
          <table:table-cell table:style-name="Default" table:number-columns-repeated="2"/>
          <table:table-cell table:style-name="ce6"/>
          <table:table-cell table:number-columns-repeated="1010"/>
        </table:table-row>
        <table:table-row table:style-name="ro1">
          <table:table-cell table:style-name="ce2" office:value-type="string" calcext:value-type="string">
            <text:p><text:s/>(TIP: chose a number of levels that has a spacing at that level considerable smaller than Deep Spacing since this value is an average)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inX</text:p>
          </table:table-cell>
          <table:table-cell office:value-type="float" office:value="13427.64" calcext:value-type="float">
            <text:p>13427.64</text:p>
          </table:table-cell>
          <table:table-cell/>
          <table:table-cell table:style-name="ce9" office:value-type="string" calcext:value-type="string">
            <text:p>Levels</text:p>
          </table:table-cell>
          <table:table-cell office:value-type="string" calcext:value-type="string">
            <text:p>#Files*</text:p>
          </table:table-cell>
          <table:table-cell office:value-type="string" calcext:value-type="string">
            <text:p>Spacing (m)</text:p>
          </table:table-cell>
          <table:table-cell table:style-name="ce10" office:value-type="string" calcext:value-type="string">
            <text:p>Axis extent</text:p>
          </table:table-cell>
          <table:table-cell table:style-name="ce10" office:value-type="string" calcext:value-type="string">
            <text:p>Area extent</text:p>
          </table:table-cell>
          <table:table-cell office:value-type="string" calcext:value-type="string">
            <text:p>points/node**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axX</text:p>
          </table:table-cell>
          <table:table-cell office:value-type="float" office:value="278487.77" calcext:value-type="float">
            <text:p>278487.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table:formula="of:=4^[.D7]" office:value-type="float" office:value="1" calcext:value-type="float">
            <text:p>1.00E+00</text:p>
          </table:table-cell>
          <table:table-cell table:style-name="ce4" office:value-type="float" office:value="1024" calcext:value-type="float">
            <text:p>1024</text:p>
          </table:table-cell>
          <table:table-cell table:style-name="ce11" table:formula="of:=[.B16]" office:value-type="float" office:value="308684.98" calcext:value-type="float">
            <text:p>308685.0</text:p>
          </table:table-cell>
          <table:table-cell table:style-name="ce11" table:formula="of:=[.G7]*[.G7]" office:value-type="float" office:value="95286416877.6004" calcext:value-type="float">
            <text:p>95286416877.6</text:p>
          </table:table-cell>
          <table:table-cell table:style-name="ce7" table:formula="of:=([.G7]/[.F7])^2" office:value-type="float" office:value="90872.2084785465" calcext:value-type="float">
            <text:p>90872.2084785465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inY</text:p>
          </table:table-cell>
          <table:table-cell office:value-type="float" office:value="306746.26" calcext:value-type="float">
            <text:p>306746.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table:formula="of:=4^[.D8]" office:value-type="float" office:value="4" calcext:value-type="float">
            <text:p>4.00E+00</text:p>
          </table:table-cell>
          <table:table-cell table:style-name="ce7" table:formula="of:=[.F7]/2" office:value-type="float" office:value="512" calcext:value-type="float">
            <text:p>512</text:p>
          </table:table-cell>
          <table:table-cell table:style-name="ce11" table:formula="of:=[.G7]/2" office:value-type="float" office:value="154342.49" calcext:value-type="float">
            <text:p>154342.5</text:p>
          </table:table-cell>
          <table:table-cell table:style-name="ce11" table:formula="of:=[.G8]*[.G8]" office:value-type="float" office:value="23821604219.4001" calcext:value-type="float">
            <text:p>23821604219.4</text:p>
          </table:table-cell>
          <table:table-cell table:style-name="ce7" table:formula="of:=([.G8]/[.F8])^2" office:value-type="float" office:value="90872.2084785465" calcext:value-type="float">
            <text:p>90872.2084785465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axY</text:p>
          </table:table-cell>
          <table:table-cell office:value-type="float" office:value="615431.24" calcext:value-type="float">
            <text:p>615431.24</text:p>
          </table:table-cell>
          <table:table-cell/>
          <table:table-cell table:style-name="ce7" table:formula="of:=[.D8]+1" office:value-type="float" office:value="2" calcext:value-type="float">
            <text:p>2</text:p>
          </table:table-cell>
          <table:table-cell table:style-name="ce6" table:formula="of:=4^[.D9]" office:value-type="float" office:value="16" calcext:value-type="float">
            <text:p>1.60E+01</text:p>
          </table:table-cell>
          <table:table-cell table:style-name="ce7" table:formula="of:=[.F8]/2" office:value-type="float" office:value="256" calcext:value-type="float">
            <text:p>256</text:p>
          </table:table-cell>
          <table:table-cell table:style-name="ce11" table:formula="of:=[.G8]/2" office:value-type="float" office:value="77171.245" calcext:value-type="float">
            <text:p>77171.2</text:p>
          </table:table-cell>
          <table:table-cell table:style-name="ce11" table:formula="of:=[.G9]*[.G9]" office:value-type="float" office:value="5955401054.85002" calcext:value-type="float">
            <text:p>5955401054.9</text:p>
          </table:table-cell>
          <table:table-cell table:style-name="ce7" table:formula="of:=([.G9]/[.F9])^2" office:value-type="float" office:value="90872.2084785465" calcext:value-type="float">
            <text:p>90872.2084785465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#Points</text:p>
          </table:table-cell>
          <table:table-cell table:style-name="ce6" office:value-type="float" office:value="640000000000" calcext:value-type="float">
            <text:p>6.40E+11</text:p>
          </table:table-cell>
          <table:table-cell/>
          <table:table-cell table:style-name="ce7" table:formula="of:=[.D9]+1" office:value-type="float" office:value="3" calcext:value-type="float">
            <text:p>3</text:p>
          </table:table-cell>
          <table:table-cell table:style-name="ce6" table:formula="of:=4^[.D10]" office:value-type="float" office:value="64" calcext:value-type="float">
            <text:p>6.40E+01</text:p>
          </table:table-cell>
          <table:table-cell table:style-name="ce7" table:formula="of:=[.F9]/2" office:value-type="float" office:value="128" calcext:value-type="float">
            <text:p>128</text:p>
          </table:table-cell>
          <table:table-cell table:style-name="ce11" table:formula="of:=[.G9]/2" office:value-type="float" office:value="38585.6225" calcext:value-type="float">
            <text:p>38585.6</text:p>
          </table:table-cell>
          <table:table-cell table:style-name="ce11" table:formula="of:=[.G10]*[.G10]" office:value-type="float" office:value="1488850263.71251" calcext:value-type="float">
            <text:p>1488850263.7</text:p>
          </table:table-cell>
          <table:table-cell table:style-name="ce7" table:formula="of:=([.G10]/[.F10])^2" office:value-type="float" office:value="90872.2084785465" calcext:value-type="float">
            <text:p>90872.2084785465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4" office:value-type="string" calcext:value-type="string">
            <text:p>points/m2</text:p>
          </table:table-cell>
          <table:table-cell table:style-name="ce4" table:formula="of:=[.B10]/([.B13]*[.B14])" office:value-type="float" office:value="7.82204066217413" calcext:value-type="float">
            <text:p>7.8220406622</text:p>
          </table:table-cell>
          <table:table-cell/>
          <table:table-cell table:style-name="ce7" table:formula="of:=[.D10]+1" office:value-type="float" office:value="4" calcext:value-type="float">
            <text:p>4</text:p>
          </table:table-cell>
          <table:table-cell table:style-name="ce6" table:formula="of:=4^[.D11]" office:value-type="float" office:value="256" calcext:value-type="float">
            <text:p>2.56E+02</text:p>
          </table:table-cell>
          <table:table-cell table:style-name="ce7" table:formula="of:=[.F10]/2" office:value-type="float" office:value="64" calcext:value-type="float">
            <text:p>64</text:p>
          </table:table-cell>
          <table:table-cell table:style-name="ce11" table:formula="of:=[.G10]/2" office:value-type="float" office:value="19292.81125" calcext:value-type="float">
            <text:p>19292.8</text:p>
          </table:table-cell>
          <table:table-cell table:style-name="ce11" table:formula="of:=[.G11]*[.G11]" office:value-type="float" office:value="372212565.928127" calcext:value-type="float">
            <text:p>372212565.9</text:p>
          </table:table-cell>
          <table:table-cell table:style-name="ce7" table:formula="of:=([.G11]/[.F11])^2" office:value-type="float" office:value="90872.2084785465" calcext:value-type="float">
            <text:p>90872.2084785465</text:p>
          </table:table-cell>
          <table:table-cell table:number-columns-repeated="2"/>
          <table:table-cell table:style-name="ce6" table:number-columns-repeated="2"/>
          <table:table-cell table:style-name="Default"/>
          <table:table-cell table:number-columns-repeated="1010"/>
        </table:table-row>
        <table:table-row table:style-name="ro1">
          <table:table-cell table:style-name="ce5" office:value-type="string" calcext:value-type="string">
            <text:p>Deep Spacing</text:p>
          </table:table-cell>
          <table:table-cell table:style-name="ce5" table:formula="of:= SQRT(1 / [.B11])" office:value-type="float" office:value="0.357552620532645" calcext:value-type="float">
            <text:p>0.3575526205</text:p>
          </table:table-cell>
          <table:table-cell/>
          <table:table-cell table:style-name="ce7" table:formula="of:=[.D11]+1" office:value-type="float" office:value="5" calcext:value-type="float">
            <text:p>5</text:p>
          </table:table-cell>
          <table:table-cell table:style-name="ce6" table:formula="of:=4^[.D12]" office:value-type="float" office:value="1024" calcext:value-type="float">
            <text:p>1.02E+03</text:p>
          </table:table-cell>
          <table:table-cell table:style-name="ce7" table:formula="of:=[.F11]/2" office:value-type="float" office:value="32" calcext:value-type="float">
            <text:p>32</text:p>
          </table:table-cell>
          <table:table-cell table:style-name="ce11" table:formula="of:=[.G11]/2" office:value-type="float" office:value="9646.405625" calcext:value-type="float">
            <text:p>9646.4</text:p>
          </table:table-cell>
          <table:table-cell table:style-name="ce11" table:formula="of:=[.G12]*[.G12]" office:value-type="float" office:value="93053141.4820316" calcext:value-type="float">
            <text:p>93053141.5</text:p>
          </table:table-cell>
          <table:table-cell table:style-name="ce7" table:formula="of:=([.G12]/[.F12])^2" office:value-type="float" office:value="90872.2084785465" calcext:value-type="float">
            <text:p>90872.2084785465</text:p>
          </table:table-cell>
          <table:table-cell table:number-columns-repeated="2"/>
          <table:table-cell table:style-name="ce6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diffX</text:p>
          </table:table-cell>
          <table:table-cell table:style-name="ce7" table:formula="of:=[.B7]-[.B6]" office:value-type="float" office:value="265060.13" calcext:value-type="float">
            <text:p>265060.13</text:p>
          </table:table-cell>
          <table:table-cell/>
          <table:table-cell table:style-name="ce7" table:formula="of:=[.D12]+1" office:value-type="float" office:value="6" calcext:value-type="float">
            <text:p>6</text:p>
          </table:table-cell>
          <table:table-cell table:style-name="ce6" table:formula="of:=4^[.D13]" office:value-type="float" office:value="4096" calcext:value-type="float">
            <text:p>4.10E+03</text:p>
          </table:table-cell>
          <table:table-cell table:style-name="ce7" table:formula="of:=[.F12]/2" office:value-type="float" office:value="16" calcext:value-type="float">
            <text:p>16</text:p>
          </table:table-cell>
          <table:table-cell table:style-name="ce11" table:formula="of:=[.G12]/2" office:value-type="float" office:value="4823.2028125" calcext:value-type="float">
            <text:p>4823.2</text:p>
          </table:table-cell>
          <table:table-cell table:style-name="ce11" table:formula="of:=[.G13]*[.G13]" office:value-type="float" office:value="23263285.3705079" calcext:value-type="float">
            <text:p>23263285.4</text:p>
          </table:table-cell>
          <table:table-cell table:style-name="ce7" table:formula="of:=([.G13]/[.F13])^2" office:value-type="float" office:value="90872.2084785465" calcext:value-type="float">
            <text:p>90872.2084785465</text:p>
          </table:table-cell>
          <table:table-cell table:number-columns-repeated="2"/>
          <table:table-cell table:style-name="ce6" table:number-columns-repeated="3"/>
          <table:table-cell table:number-columns-repeated="1010"/>
        </table:table-row>
        <table:table-row table:style-name="ro3">
          <table:table-cell office:value-type="string" calcext:value-type="string">
            <text:p>diffY</text:p>
          </table:table-cell>
          <table:table-cell table:style-name="ce8" table:formula="of:=[.B9]-[.B8]" office:value-type="float" office:value="308684.98" calcext:value-type="float">
            <text:p>308684.98</text:p>
          </table:table-cell>
          <table:table-cell/>
          <table:table-cell table:style-name="ce7" table:formula="of:=[.D13]+1" office:value-type="float" office:value="7" calcext:value-type="float">
            <text:p>7</text:p>
          </table:table-cell>
          <table:table-cell table:style-name="ce6" table:formula="of:=4^[.D14]" office:value-type="float" office:value="16384" calcext:value-type="float">
            <text:p>1.64E+04</text:p>
          </table:table-cell>
          <table:table-cell table:style-name="ce7" table:formula="of:=[.F13]/2" office:value-type="float" office:value="8" calcext:value-type="float">
            <text:p>8</text:p>
          </table:table-cell>
          <table:table-cell table:style-name="ce11" table:formula="of:=[.G13]/2" office:value-type="float" office:value="2411.60140625" calcext:value-type="float">
            <text:p>2411.6</text:p>
          </table:table-cell>
          <table:table-cell table:style-name="ce11" table:formula="of:=[.G14]*[.G14]" office:value-type="float" office:value="5815821.34262698" calcext:value-type="float">
            <text:p>5815821.3</text:p>
          </table:table-cell>
          <table:table-cell table:style-name="ce7" table:formula="of:=([.G14]/[.F14])^2" office:value-type="float" office:value="90872.2084785465" calcext:value-type="float">
            <text:p>90872.2084785465</text:p>
          </table:table-cell>
          <table:table-cell table:number-columns-repeated="2"/>
          <table:table-cell table:style-name="ce6" table:number-columns-repeated="3"/>
          <table:table-cell table:number-columns-repeated="1010"/>
        </table:table-row>
        <table:table-row table:style-name="ro1">
          <table:table-cell table:style-name="Default" table:number-columns-repeated="2"/>
          <table:table-cell/>
          <table:table-cell table:style-name="ce7" table:formula="of:=[.D14]+1" office:value-type="float" office:value="8" calcext:value-type="float">
            <text:p>8</text:p>
          </table:table-cell>
          <table:table-cell table:style-name="ce6" table:formula="of:=4^[.D15]" office:value-type="float" office:value="65536" calcext:value-type="float">
            <text:p>6.55E+04</text:p>
          </table:table-cell>
          <table:table-cell table:style-name="ce7" table:formula="of:=[.F14]/2" office:value-type="float" office:value="4" calcext:value-type="float">
            <text:p>4</text:p>
          </table:table-cell>
          <table:table-cell table:style-name="ce11" table:formula="of:=[.G14]/2" office:value-type="float" office:value="1205.800703125" calcext:value-type="float">
            <text:p>1205.8</text:p>
          </table:table-cell>
          <table:table-cell table:style-name="ce11" table:formula="of:=[.G15]*[.G15]" office:value-type="float" office:value="1453955.33565674" calcext:value-type="float">
            <text:p>1453955.3</text:p>
          </table:table-cell>
          <table:table-cell table:style-name="ce7" table:formula="of:=([.G15]/[.F15])^2" office:value-type="float" office:value="90872.2084785465" calcext:value-type="float">
            <text:p>90872.2084785465</text:p>
          </table:table-cell>
          <table:table-cell table:number-columns-repeated="2"/>
          <table:table-cell table:style-name="ce6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iffMax</text:p>
          </table:table-cell>
          <table:table-cell table:style-name="ce7" table:formula="of:=MAX([.B13];[.B14])" office:value-type="float" office:value="308684.98" calcext:value-type="float">
            <text:p>308684.98</text:p>
          </table:table-cell>
          <table:table-cell/>
          <table:table-cell table:style-name="ce7" table:formula="of:=[.D15]+1" office:value-type="float" office:value="9" calcext:value-type="float">
            <text:p>9</text:p>
          </table:table-cell>
          <table:table-cell table:style-name="ce6" table:formula="of:=4^[.D16]" office:value-type="float" office:value="262144" calcext:value-type="float">
            <text:p>2.62E+05</text:p>
          </table:table-cell>
          <table:table-cell table:style-name="ce7" table:formula="of:=[.F15]/2" office:value-type="float" office:value="2" calcext:value-type="float">
            <text:p>2</text:p>
          </table:table-cell>
          <table:table-cell table:style-name="ce11" table:formula="of:=[.G15]/2" office:value-type="float" office:value="602.9003515625" calcext:value-type="float">
            <text:p>602.9</text:p>
          </table:table-cell>
          <table:table-cell table:style-name="ce11" table:formula="of:=[.G16]*[.G16]" office:value-type="float" office:value="363488.833914186" calcext:value-type="float">
            <text:p>363488.8</text:p>
          </table:table-cell>
          <table:table-cell table:style-name="ce7" table:formula="of:=([.G16]/[.F16])^2" office:value-type="float" office:value="90872.2084785465" calcext:value-type="float">
            <text:p>90872.2084785465</text:p>
          </table:table-cell>
          <table:table-cell table:number-columns-repeated="2"/>
          <table:table-cell table:style-name="ce6" table:number-columns-repeated="3"/>
          <table:table-cell table:number-columns-repeated="1010"/>
        </table:table-row>
        <table:table-row table:style-name="ro1">
          <table:table-cell table:style-name="Default" table:number-columns-repeated="2"/>
          <table:table-cell/>
          <table:table-cell table:style-name="ce7" table:formula="of:=[.D16]+1" office:value-type="float" office:value="10" calcext:value-type="float">
            <text:p>10</text:p>
          </table:table-cell>
          <table:table-cell table:style-name="ce6" table:formula="of:=4^[.D17]" office:value-type="float" office:value="1048576" calcext:value-type="float">
            <text:p>1.05E+06</text:p>
          </table:table-cell>
          <table:table-cell table:style-name="ce7" table:formula="of:=[.F16]/2" office:value-type="float" office:value="1" calcext:value-type="float">
            <text:p>1</text:p>
          </table:table-cell>
          <table:table-cell table:style-name="ce11" table:formula="of:=[.G16]/2" office:value-type="float" office:value="301.45017578125" calcext:value-type="float">
            <text:p>301.5</text:p>
          </table:table-cell>
          <table:table-cell table:style-name="ce11" table:formula="of:=[.G17]*[.G17]" office:value-type="float" office:value="90872.2084785465" calcext:value-type="float">
            <text:p>90872.2</text:p>
          </table:table-cell>
          <table:table-cell table:style-name="ce7" table:formula="of:=([.G17]/[.F17])^2" office:value-type="float" office:value="90872.2084785465" calcext:value-type="float">
            <text:p>90872.2084785465</text:p>
          </table:table-cell>
          <table:table-cell table:number-columns-repeated="2"/>
          <table:table-cell table:style-name="ce6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reaOver</text:p>
          </table:table-cell>
          <table:table-cell table:style-name="ce7" table:formula="of:=[.B16]*[.B16]" office:value-type="float" office:value="95286416877.6004" calcext:value-type="float">
            <text:p>95286416877.6004</text:p>
          </table:table-cell>
          <table:table-cell/>
          <table:table-cell table:style-name="ce7" table:formula="of:=[.D17]+1" office:value-type="float" office:value="11" calcext:value-type="float">
            <text:p>11</text:p>
          </table:table-cell>
          <table:table-cell table:style-name="ce6" table:formula="of:=4^[.D18]" office:value-type="float" office:value="4194304" calcext:value-type="float">
            <text:p>4.19E+06</text:p>
          </table:table-cell>
          <table:table-cell table:style-name="ce7" table:formula="of:=[.F17]/2" office:value-type="float" office:value="0.5" calcext:value-type="float">
            <text:p>0.5</text:p>
          </table:table-cell>
          <table:table-cell table:style-name="ce11" table:formula="of:=[.G17]/2" office:value-type="float" office:value="150.725087890625" calcext:value-type="float">
            <text:p>150.7</text:p>
          </table:table-cell>
          <table:table-cell table:style-name="ce11" table:formula="of:=[.G18]*[.G18]" office:value-type="float" office:value="22718.0521196366" calcext:value-type="float">
            <text:p>22718.1</text:p>
          </table:table-cell>
          <table:table-cell table:style-name="ce7" table:formula="of:=([.G18]/[.F18])^2" office:value-type="float" office:value="90872.2084785465" calcext:value-type="float">
            <text:p>90872.2084785465</text:p>
          </table:table-cell>
          <table:table-cell table:number-columns-repeated="2"/>
          <table:table-cell table:style-name="ce6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#PointsOver</text:p>
          </table:table-cell>
          <table:table-cell table:style-name="ce7" table:formula="of:=[.B18]*[.B11]" office:value-type="float" office:value="745334227369.465" calcext:value-type="float">
            <text:p>745334227369.465</text:p>
          </table:table-cell>
          <table:table-cell/>
          <table:table-cell table:style-name="ce7" table:formula="of:=[.D18]+1" office:value-type="float" office:value="12" calcext:value-type="float">
            <text:p>12</text:p>
          </table:table-cell>
          <table:table-cell table:style-name="ce6" table:formula="of:=4^[.D19]" office:value-type="float" office:value="16777216" calcext:value-type="float">
            <text:p>1.68E+07</text:p>
          </table:table-cell>
          <table:table-cell table:style-name="ce7" table:formula="of:=[.F18]/2" office:value-type="float" office:value="0.25" calcext:value-type="float">
            <text:p>0.25</text:p>
          </table:table-cell>
          <table:table-cell table:style-name="ce11" table:formula="of:=[.G18]/2" office:value-type="float" office:value="75.3625439453125" calcext:value-type="float">
            <text:p>75.4</text:p>
          </table:table-cell>
          <table:table-cell table:style-name="ce11" table:formula="of:=[.G19]*[.G19]" office:value-type="float" office:value="5679.51302990916" calcext:value-type="float">
            <text:p>5679.5</text:p>
          </table:table-cell>
          <table:table-cell table:style-name="ce7" table:formula="of:=([.G19]/[.F19])^2" office:value-type="float" office:value="90872.2084785465" calcext:value-type="float">
            <text:p>90872.2084785465</text:p>
          </table:table-cell>
          <table:table-cell table:number-columns-repeated="2"/>
          <table:table-cell table:style-name="ce6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reaReal</text:p>
          </table:table-cell>
          <table:table-cell office:value-type="float" office:value="42000000000" calcext:value-type="float">
            <text:p>4200000000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6" table:formula="of:=4^[.D20]" office:value-type="float" office:value="67108864" calcext:value-type="float">
            <text:p>6.71E+07</text:p>
          </table:table-cell>
          <table:table-cell table:style-name="ce7" table:formula="of:=[.F19]/2" office:value-type="float" office:value="0.125" calcext:value-type="float">
            <text:p>0.125</text:p>
          </table:table-cell>
          <table:table-cell table:style-name="ce11" table:formula="of:=[.G19]/2" office:value-type="float" office:value="37.6812719726562" calcext:value-type="float">
            <text:p>37.7</text:p>
          </table:table-cell>
          <table:table-cell table:style-name="ce11" table:formula="of:=[.G20]*[.G20]" office:value-type="float" office:value="1419.87825747729" calcext:value-type="float">
            <text:p>1419.9</text:p>
          </table:table-cell>
          <table:table-cell table:style-name="ce7" table:formula="of:=([.G20]/[.F20])^2" office:value-type="float" office:value="90872.2084785463" calcext:value-type="float">
            <text:p>90872.2084785463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4" calcext:value-type="float">
            <text:p>14</text:p>
          </table:table-cell>
          <table:table-cell table:style-name="ce6" table:formula="of:=4^[.D21]" office:value-type="float" office:value="268435456" calcext:value-type="float">
            <text:p>2.68E+08</text:p>
          </table:table-cell>
          <table:table-cell table:style-name="ce7" table:formula="of:=[.F20]/2" office:value-type="float" office:value="0.0625" calcext:value-type="float">
            <text:p>0.0625</text:p>
          </table:table-cell>
          <table:table-cell table:style-name="ce11" table:formula="of:=[.G20]/2" office:value-type="float" office:value="18.8406359863281" calcext:value-type="float">
            <text:p>18.8</text:p>
          </table:table-cell>
          <table:table-cell table:style-name="ce11" table:formula="of:=[.G21]*[.G21]" office:value-type="float" office:value="354.969564369322" calcext:value-type="float">
            <text:p>355.0</text:p>
          </table:table-cell>
          <table:table-cell table:style-name="ce7" table:formula="of:=([.G21]/[.F21])^2" office:value-type="float" office:value="90872.2084785463" calcext:value-type="float">
            <text:p>90872.2084785463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* assuming point cloud so flat that for every octree node it only has 4 children with the data (with the lower Z). This is quite fare assumptions for many nodes/leve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* This is overestimation, in reality the nodes from smaller-number levels have the area overestimated</text:p>
          </table:table-cell>
          <table:table-cell table:number-columns-repeated="1023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14:25:22.8921365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5-10-29T14:28:45.884396779</dc:date>
    <meta:editing-cycles>3</meta:editing-cycles>
    <meta:editing-duration>P0D</meta:editing-duration>
    <meta:generator>LibreOffice/4.2.8.2$Linux_X86_64 LibreOffice_project/420m0$Build-2</meta:generator>
    <meta:document-statistic meta:table-count="1" meta:cell-count="129" meta:object-count="0"/>
  </office:meta>
</office:document-meta>
</file>